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 style:list-style-name="L1"/>
    <style:style style:name="P4" style:family="paragraph" style:parent-style-name="Numbering_20_2" style:list-style-name="L1">
      <style:text-properties officeooo:paragraph-rsid="00118186"/>
    </style:style>
    <style:style style:name="P5" style:family="paragraph" style:parent-style-name="Numbering_20_2" style:list-style-name="L1">
      <style:text-properties officeooo:rsid="0012b360" officeooo:paragraph-rsid="0012b360"/>
    </style:style>
    <style:style style:name="P6" style:family="paragraph" style:parent-style-name="Numbering_20_2" style:list-style-name="L1">
      <style:text-properties officeooo:rsid="00144362" officeooo:paragraph-rsid="0017d72d"/>
    </style:style>
    <style:style style:name="P7" style:family="paragraph" style:parent-style-name="Numbering_20_2">
      <style:text-properties officeooo:rsid="00144362" officeooo:paragraph-rsid="00144362"/>
    </style:style>
    <style:style style:name="P8" style:family="paragraph" style:parent-style-name="Numbering_20_2">
      <style:text-properties officeooo:rsid="001cd146" officeooo:paragraph-rsid="001cd146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0e3b08"/>
    </style:style>
    <style:style style:name="T5" style:family="text">
      <style:text-properties officeooo:rsid="00118186"/>
    </style:style>
    <style:style style:name="T6" style:family="text">
      <style:text-properties officeooo:rsid="00694c7e"/>
    </style:style>
    <style:style style:name="T7" style:family="text">
      <style:text-properties officeooo:rsid="0017d72d"/>
    </style:style>
    <style:style style:name="T8" style:family="text">
      <style:text-properties fo:font-style="italic" officeooo:rsid="0017d72d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7d72d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2956709658" text:style-name="L1">
        <text:list-item>
          <text:p text:style-name="P3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4">visitArtsyVisions.com, </text:span>Groja.com, or <text:span text:style-name="T4">SeeOurMinds.com.</text:span></text:p>
        </text:list-item>
        <text:list-item>
          <text:p text:style-name="P3">I was 19 and number 4 in the lottery when Nixon ended the draft in 1973.</text:p>
        </text:list-item>
        <text:list-item>
          <text:p text:style-name="P4"><text:span text:style-name="T5">Yes, </text:span>I <text:span text:style-name="T4">made up the word chameleonesque. <text:s/>It works for me, so I’m sticking with it – at least until I come up with a good alternative term.</text:span></text:p>
        </text:list-item>
        <text:list-item>
          <text:p text:style-name="P5">To hear what they have to say, listen to early episodes of the Game of Thrones Podcast featuring <text:span text:style-name="T6">Carmine </text:span>of the Red Team Review <text:span text:style-name="T6">and Preston Jacobs.</text:span></text:p>
        </text:list-item>
        <text:list-item>
          <text:p text:style-name="P6">Isabel Briggs Myers with Peter <text:span text:style-name="T7">B. Myers, </text:span><text:span text:style-name="T9">Gifts Differing</text:span>, <text:span text:style-name="T7">(Consulting Psychologists Press,</text:span>19<text:span text:style-name="T7">80), Chapter 16: </text:span><text:span text:style-name="T10">Good Type Development</text:span><text:span text:style-name="T7">, pp. 181-186</text:span>.</text:p>
        </text:list-item>
      </text:list>
      <text:p text:style-name="P7"/>
      <text:p text:style-name="P7"/>
      <text:p text:style-name="P8">99. It would be interesting to see someone use the results of a short-answer questionnaire to create images by hand, but describing how to do something like that is far outside the scope of this simple How-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22:09:04.799434773</dc:date>
    <meta:editing-duration>PT3H35M5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93" meta:character-count="1202" meta:non-whitespace-character-count="1018"/>
  </office:meta>
</office:document-meta>
</file>